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adornments="Regular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Arial1" fo:font-size="16pt" fo:font-style="normal" style:text-underline-style="none"/>
    </style:style>
    <style:style style:name="P2" style:family="paragraph">
      <style:paragraph-properties fo:text-align="center"/>
      <style:text-properties style:text-line-through-style="none" style:text-line-through-type="none" style:font-name="Arial1" fo:font-size="24pt" fo:font-style="normal" style:text-underline-style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Arial" fo:font-size="36pt" fo:font-weight="bold" style:font-size-asian="36pt" style:font-weight-asian="bold" style:font-size-complex="36pt" style:font-weight-complex="bol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874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ellField" form:control-implementation="ooo:com.sun.star.form.component.TextField" xml:id="control1" form:id="control1" form:readonly="true" form:current-value="Cell Field" form:value="Cell 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EditionField" form:control-implementation="ooo:com.sun.star.form.component.TextField" xml:id="control2" form:id="control2" form:readonly="true" form:current-value="Edition Field" form:value="Edition Field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2" draw:text-style-name="P4" svg:width="5.9067in" svg:height="0.7878in" svg:x="0.3929in" svg:y="2.1654in"><draw:text-box><text:p text:style-name="P3"><text:span text:style-name="T1">Annuaire SOLARIS</text:span></text:p></draw:text-box></draw:frame><draw:control text:anchor-type="paragraph" draw:z-index="1" draw:name="Shape2" draw:style-name="gr1" draw:text-style-name="P2" svg:width="6.1039in" svg:height="0.5913in" svg:x="0.2945in" svg:y="3.1492in" draw:control="control1"/><draw:control text:anchor-type="paragraph" draw:z-index="2" draw:name="Shape2_0" draw:style-name="gr1" draw:text-style-name="P1" svg:width="6.1039in" svg:height="0.5913in" svg:x="0.2945in" svg:y="3.9366in" draw:control="control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adornments="Regular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0T11:59:01.413967777</meta:creation-date>
    <dc:date>2022-03-04T13:11:45.227734477</dc:date>
    <meta:editing-duration>PT1H12M13S</meta:editing-duration>
    <meta:editing-cycles>6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